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ato Medium" svg:font-family="'Lato Medium'"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ato Medium" fo:font-size="13pt" officeooo:rsid="0006c660" officeooo:paragraph-rsid="0006c660" style:font-size-asian="13pt" style:font-size-complex="13pt"/>
    </style:style>
    <style:style style:name="P2" style:family="paragraph" style:parent-style-name="Preformatted_20_Text">
      <style:text-properties style:font-name="Lato Medium" fo:font-size="13pt" officeooo:rsid="0006c660" style:font-size-asian="13pt" style:font-size-complex="13pt"/>
    </style:style>
    <style:style style:name="P3" style:family="paragraph" style:parent-style-name="Preformatted_20_Text">
      <style:text-properties style:font-name="Lato Medium" fo:font-size="13pt" officeooo:rsid="0006c660" officeooo:paragraph-rsid="0006c660" style:font-size-asian="13pt" style:font-size-complex="13pt"/>
    </style:style>
    <style:style style:name="P4" style:family="paragraph" style:parent-style-name="Preformatted_20_Text">
      <style:text-properties style:font-name="Lato Medium" fo:font-size="13pt" officeooo:rsid="0006c660" style:font-name-asian="Nimbus Mono L" style:font-size-asian="13pt" style:font-name-complex="Liberation Mono" style:font-size-complex="13pt"/>
    </style:style>
    <style:style style:name="P5" style:family="paragraph" style:parent-style-name="Preformatted_20_Text">
      <style:text-properties style:font-name="Lato Medium" fo:font-size="13pt" officeooo:rsid="0006c660" officeooo:paragraph-rsid="0006c660" style:font-name-asian="Nimbus Mono L" style:font-size-asian="13pt" style:font-name-complex="Liberation Mono" style:font-size-complex="13pt"/>
    </style:style>
    <style:style style:name="P6" style:family="paragraph" style:parent-style-name="Preformatted_20_Text">
      <style:text-properties style:font-name="Lato Medium" fo:font-size="13pt" officeooo:rsid="0006c660" officeooo:paragraph-rsid="000eac27" style:font-name-asian="Nimbus Mono L" style:font-size-asian="13pt" style:font-name-complex="Liberation Mono" style:font-size-complex="13pt"/>
    </style:style>
    <style:style style:name="P7" style:family="paragraph" style:parent-style-name="Preformatted_20_Text">
      <style:text-properties style:font-name="Nimbus Sans L" fo:font-size="14pt" style:font-size-asian="14pt" style:font-size-complex="14pt"/>
    </style:style>
    <style:style style:name="P8" style:family="paragraph" style:parent-style-name="Preformatted_20_Text">
      <style:text-properties style:font-name="Bitstream Charter" fo:font-size="13pt" officeooo:rsid="0006c660" style:font-name-asian="Nimbus Mono L" style:font-size-asian="13pt" style:font-name-complex="Liberation Mono" style:font-size-complex="13pt"/>
    </style:style>
    <style:style style:name="P9" style:family="paragraph" style:parent-style-name="Preformatted_20_Text">
      <style:text-properties style:font-name="Bitstream Charter" fo:font-size="13pt" style:font-size-asian="13pt" style:font-size-complex="13pt"/>
    </style:style>
    <style:style style:name="P10" style:family="paragraph" style:parent-style-name="Preformatted_20_Text">
      <style:text-properties style:font-name="Bitstream Charter" fo:font-size="13pt" officeooo:rsid="0006c660" style:font-size-asian="13pt" style:font-size-complex="13pt"/>
    </style:style>
    <style:style style:name="P11" style:family="paragraph" style:parent-style-name="Preformatted_20_Text">
      <style:text-properties style:font-name="Bitstream Charter" fo:font-size="13pt" officeooo:rsid="0006c660" officeooo:paragraph-rsid="0006c660" style:font-size-asian="13pt" style:font-size-complex="13pt"/>
    </style:style>
    <style:style style:name="P12" style:family="paragraph" style:parent-style-name="Preformatted_20_Text">
      <style:text-properties style:font-name="Bitstream Charter" fo:font-size="14pt" style:font-size-asian="14pt" style:font-size-complex="14pt"/>
    </style:style>
    <style:style style:name="P13" style:family="paragraph" style:parent-style-name="Preformatted_20_Text">
      <style:paragraph-properties fo:margin-top="0cm" fo:margin-bottom="0.499cm" loext:contextual-spacing="false"/>
    </style:style>
    <style:style style:name="P14" style:family="paragraph" style:parent-style-name="Preformatted_20_Text">
      <style:paragraph-properties fo:margin-top="0cm" fo:margin-bottom="0.499cm" loext:contextual-spacing="false"/>
      <style:text-properties style:font-name="Nimbus Sans L" fo:font-size="14pt" style:font-size-asian="14pt" style:font-size-complex="14pt"/>
    </style:style>
    <style:style style:name="P15" style:family="paragraph" style:parent-style-name="Preformatted_20_Text">
      <style:paragraph-properties fo:margin-top="0cm" fo:margin-bottom="0.499cm" loext:contextual-spacing="false"/>
      <style:text-properties style:font-name="Lato Medium" fo:font-size="13pt" officeooo:rsid="0006c660" style:font-size-asian="13pt" style:font-size-complex="13pt"/>
    </style:style>
    <style:style style:name="P16" style:family="paragraph" style:parent-style-name="Preformatted_20_Text">
      <style:paragraph-properties fo:margin-top="0cm" fo:margin-bottom="0.499cm" loext:contextual-spacing="false"/>
      <style:text-properties style:font-name="Lato Medium" fo:font-size="13pt" officeooo:rsid="0006c660" style:font-name-asian="Nimbus Mono L" style:font-size-asian="13pt" style:font-name-complex="Liberation Mono" style:font-size-complex="13pt"/>
    </style:style>
    <style:style style:name="P17" style:family="paragraph" style:parent-style-name="Preformatted_20_Text">
      <style:paragraph-properties fo:margin-top="0cm" fo:margin-bottom="0.499cm" loext:contextual-spacing="false"/>
      <style:text-properties style:font-name="Bitstream Charter" fo:font-size="13pt" style:font-size-asian="13pt" style:font-size-complex="13pt"/>
    </style:style>
    <style:style style:name="P1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eac27" style:font-weight-asian="bold" style:font-weight-complex="bold"/>
    </style:style>
    <style:style style:name="T3" style:family="text">
      <style:text-properties fo:font-weight="bold" officeooo:rsid="001158df" style:font-weight-asian="bold" style:font-weight-complex="bold"/>
    </style:style>
    <style:style style:name="T4" style:family="text">
      <style:text-properties fo:font-weight="bold" officeooo:rsid="002571fe" style:font-weight-asian="bold" style:font-weight-complex="bold"/>
    </style:style>
    <style:style style:name="T5" style:family="text">
      <style:text-properties style:font-name="Nimbus Sans L" fo:font-size="14pt" style:font-size-asian="14pt" style:font-size-complex="14pt"/>
    </style:style>
    <style:style style:name="T6" style:family="text">
      <style:text-properties style:font-name="Lato Medium" fo:font-size="13pt" officeooo:rsid="0006c660" style:font-name-asian="Nimbus Mono L" style:font-size-asian="13pt" style:font-name-complex="Liberation Mono" style:font-size-complex="13pt"/>
    </style:style>
    <style:style style:name="T7" style:family="text">
      <style:text-properties style:font-name="Lato Medium" fo:font-weight="bold" style:font-name-asian="Nimbus Mono L" style:font-weight-asian="bold" style:font-name-complex="Liberation Mono" style:font-weight-complex="bold"/>
    </style:style>
    <style:style style:name="T8" style:family="text">
      <style:text-properties officeooo:rsid="001158df"/>
    </style:style>
    <style:style style:name="T9" style:family="text">
      <style:text-properties style:font-name="Bitstream Charter"/>
    </style:style>
    <style:style style:name="T10" style:family="text">
      <style:text-properties style:font-name="Bitstream Charter" fo:font-size="13pt" style:font-size-asian="13pt" style:font-size-complex="13pt"/>
    </style:style>
    <style:style style:name="T11" style:family="text">
      <style:text-properties officeooo:rsid="00155075"/>
    </style:style>
    <style:style style:name="T12" style:family="text">
      <style:text-properties officeooo:rsid="00183140"/>
    </style:style>
    <style:style style:name="T13" style:family="text">
      <style:text-properties officeooo:rsid="00245ddd"/>
    </style:style>
    <style:style style:name="T14" style:family="text">
      <style:text-properties officeooo:rsid="002571f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line text:anchor-type="paragraph" draw:z-index="0" draw:name="Shape1" draw:style-name="gr1" draw:text-style-name="P18" svg:x1="-2.193cm" svg:y1="0.25cm" svg:x2="18.977cm" svg:y2="0.25cm"><text:p/></draw:line></text:p>
      <text:p text:style-name="P1">&lt;!DOCTYPE html&gt;<text:tab/><text:tab/><text:tab/><text:tab/><text:tab/><text:tab/><text:span text:style-name="T1">expt4.html</text:span></text:p>
      <text:p text:style-name="P1">&lt;html&gt;</text:p>
      <text:p text:style-name="P1">&lt;head&gt;</text:p>
      <text:p text:style-name="P1"><text:tab/>&lt;title&gt;Colour Codes&lt;/title&gt;</text:p>
      <text:p text:style-name="P1"><text:tab/>&lt;link href="https://fonts.googleapis.com/css?family=Architects+Daughter" rel="stylesheet"&gt; </text:p>
      <text:p text:style-name="P1"><text:tab/>&lt;link href="https://fonts.googleapis.com/css?family=Marck+Script" rel="stylesheet"&gt; </text:p>
      <text:p text:style-name="P1"><text:tab/>&lt;link rel="stylesheet" type="text/css" href="expt4.css"&gt;</text:p>
      <text:p text:style-name="P1">&lt;/head&gt;</text:p>
      <text:p text:style-name="P1">&lt;body&gt;</text:p>
      <text:p text:style-name="P1"><text:s/>&lt;div class="transbox"&gt;&lt;h1&gt;Welcome to the world of Colours&lt;/h1&gt;&lt;/div&gt;</text:p>
      <text:p text:style-name="P1">&lt;div class="vertical"&gt;</text:p>
      <text:p text:style-name="P1"><text:tab/><text:tab/>&lt;a href="home.html" class="home"&gt;Home&lt;/a&gt;</text:p>
      <text:p text:style-name="P1"><text:tab/><text:tab/>&lt;a href="about_colors.html"&gt;What are Color Codes?&lt;/a&gt;</text:p>
      <text:p text:style-name="P1"><text:tab/><text:tab/>&lt;a href="Hexadecimal_codes.html"&gt;Major Hexadecimal color codes&lt;/a&gt;</text:p>
      <text:p text:style-name="P1"><text:tab/><text:tab/>&lt;a href="Hexadecimal_codes.html#chart"&gt;Color Code Chart&lt;/a&gt;</text:p>
      <text:p text:style-name="P1"><text:tab/><text:tab/>&lt;a href="https://www.w3schools.com/cssref/css_colors.asp"&gt;Help&lt;/a&gt;</text:p>
      <text:p text:style-name="P1"/>
      <text:p text:style-name="P1">&lt;/div&gt;</text:p>
      <text:p text:style-name="P1">&lt;a href="home.html"&gt;&lt;img src="paint2.jpg" alt="some_text" <text:s/>width="194" height="260" style="position:absolute; bottom:120px; right:85px;" <text:s/>&gt;&lt;/a&gt;</text:p>
      <text:p text:style-name="P1"/>
      <text:p text:style-name="P1">&lt;p&gt;By defining a color space, colors can be identified numerically by coordinates. The RGB color space for instance is a color space corresponding to human trichromacy and to the three cone cell types that respond to three bands of light: long wavelengths, peaking near 564–580 nm (red); medium-wavelength, peaking near 534–545 nm (green); and short-wavelength light, near 420–440 nm (blue).&lt;/p&gt;</text:p>
      <text:p text:style-name="P1"/>
      <text:p text:style-name="P1">&lt;/body&gt;</text:p>
      <text:p text:style-name="P1">&lt;/html&gt;</text:p>
      <text:p text:style-name="P1"/>
      <text:p text:style-name="P1"><draw:line text:anchor-type="paragraph" draw:z-index="1" draw:name="Shape1" draw:style-name="gr1" draw:text-style-name="P18" svg:x1="-2.193cm" svg:y1="0.25cm" svg:x2="18.977cm" svg:y2="0.25cm"><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line text:anchor-type="paragraph" draw:z-index="2" draw:name="Shape1" draw:style-name="gr1" draw:text-style-name="P18" svg:x1="-2.193cm" svg:y1="0.25cm" svg:x2="18.977cm" svg:y2="0.25cm"><text:p/></draw:line></text:p>
      <text:p text:style-name="P6"><text:span text:style-name="T9">body{background-image:url(image6.jpg);</text:span><text:tab/><text:tab/><text:tab/><text:tab/><text:span text:style-name="T1">expt4.</text:span><text:span text:style-name="T2">css</text:span></text:p>
      <text:p text:style-name="P2"><text:s text:c="4"/><text:span text:style-name="T9"><text:s text:c="5"/>background-size: 1380px 680px;</text:span></text:p>
      <text:p text:style-name="P10"><text:s text:c="9"/>background-repeat:no-repeat;}</text:p>
      <text:p text:style-name="P2"/>
      <text:p text:style-name="P10">div.transbox <text:span text:style-name="T11">{</text:span></text:p>
      <text:p text:style-name="P10"><text:s text:c="4"/>margin: 20px;</text:p>
      <text:p text:style-name="P10"><text:s text:c="4"/>background-color: #ffffff;</text:p>
      <text:p text:style-name="P10"><text:s text:c="4"/>border: 1px solid black;</text:p>
      <text:p text:style-name="P10"><text:s text:c="4"/>border-radius: 25px;</text:p>
      <text:p text:style-name="P10"><text:s text:c="4"/>opacity: 0.6;</text:p>
      <text:p text:style-name="P10"><text:s text:c="4"/>filter: alpha(opacity=60); /* For IE8 and earlier */</text:p>
      <text:p text:style-name="P10"><text:s text:c="4"/>box-shadow: 1px 2px 4px rgba(0, 0, 0, .5);</text:p>
      <text:p text:style-name="P10"><text:s text:c="4"/>border: 18px solid transparent;</text:p>
      <text:p text:style-name="P10"><text:s text:c="4"/>border-image: url(back9.jpg) 30 stretch;}</text:p>
      <text:p text:style-name="P10"/>
      <text:p text:style-name="P2"/>
      <text:p text:style-name="P10">div.transbox h1 {</text:p>
      <text:p text:style-name="P10"><text:s text:c="4"/>margin: 2%;</text:p>
      <text:p text:style-name="P10"><text:s text:c="4"/>font-weight: bold;</text:p>
      <text:p text:style-name="P10"><text:s text:c="4"/>color: #000000;</text:p>
      <text:p text:style-name="P10"><text:s text:c="4"/>text-align: center; ;</text:p>
      <text:p text:style-name="P12"><text:s text:c="4"/>font-family: 'Architects Daughter', cursive;</text:p>
      <text:p text:style-name="P12"><text:s text:c="4"/>font-size: 55px;}</text:p>
      <text:p text:style-name="P12"/>
      <text:p text:style-name="P8">p{position: absolute; bottom:1px; left: 500px; </text:p>
      <text:p text:style-name="P8"><text:s text:c="2"/>word-wrap: break-word;</text:p>
      <text:p text:style-name="P8"><text:s text:c="2"/>width: 15em;</text:p>
      <text:p text:style-name="P8"><text:s text:c="2"/>font-family: 'Marck Script', cursive;</text:p>
      <text:p text:style-name="P8"><text:s text:c="2"/>color: white;</text:p>
      <text:p text:style-name="P8"><text:s text:c="2"/>font-size: 29px;</text:p>
      <text:p text:style-name="P8"><text:s text:c="2"/>border-radius:25px;</text:p>
      <text:p text:style-name="P8"><text:s text:c="2"/>box-shadow: 1px 2px 4px rgba(0, 0, 0, .5);</text:p>
      <text:p text:style-name="P8"><text:s text:c="2"/>border: 18px solid transparent;</text:p>
      <text:p text:style-name="P8"><text:s text:c="2"/>border-image: url(back9.jpg) 30 stretch;}</text:p>
      <text:p text:style-name="P12"/>
      <text:p text:style-name="P12"/>
      <text:p text:style-name="P8">.vertical{ width: 400px;</text:p>
      <text:p text:style-name="P8"><text:s text:c="11"/>position: absolute; bottom:80px; left: 45px;</text:p>
      <text:p text:style-name="P8"><text:s text:c="11"/>border-radius:25px;</text:p>
      <text:p text:style-name="P8"><text:s text:c="11"/>box-shadow: 1px 2px 4px rgba(0, 0, 0, .5);</text:p>
      <text:p text:style-name="P8"><text:s text:c="11"/>border: 18px solid transparent;</text:p>
      <text:p text:style-name="P8"><text:s text:c="11"/>border-image: url(back9.jpg) 30 stretch;}</text:p>
      <text:p text:style-name="P4"/>
      <text:p text:style-name="P8"><text:soft-page-break/>.vertical a{ background-color: #eee;</text:p>
      <text:p text:style-name="P8"><text:s text:c="13"/>color: black;</text:p>
      <text:p text:style-name="P8"><text:s text:c="13"/>display: block;</text:p>
      <text:p text:style-name="P8"><text:s text:c="13"/>padding: 15px;</text:p>
      <text:p text:style-name="P8"><text:s text:c="13"/>text-decoration: none;</text:p>
      <text:p text:style-name="P8"><text:s text:c="13"/>font-family: 'Architects Daughter', cursive;</text:p>
      <text:p text:style-name="P8"><text:s text:c="13"/>font-size: 25px;}</text:p>
      <text:p text:style-name="P8"/>
      <text:p text:style-name="P8">.vertical a:hover{ background-color: #ccc;}</text:p>
      <text:p text:style-name="P8"/>
      <text:p text:style-name="P8">.vertical a.home{ background-color:#5DADE2 ;</text:p>
      <text:p text:style-name="P8"><text:s text:c="36"/>color: white;}</text:p>
      <text:p text:style-name="P8"/>
      <text:p text:style-name="P8">img{border-radius:25px;</text:p>
      <text:p text:style-name="P8"><text:s text:c="4"/>box-shadow: 1px 2px 4px rgba(0, 0, 0, .5);</text:p>
      <text:p text:style-name="P8"><text:s text:c="4"/>border: 18px solid transparent;</text:p>
      <text:p text:style-name="P8"><text:s text:c="4"/>border-image: url(back9.jpg) 30 stretch;}</text:p>
      <text:p text:style-name="P12"/>
      <text:p text:style-name="P7"/>
      <text:p text:style-name="P7"><draw:line text:anchor-type="paragraph" draw:z-index="3" draw:name="Shape1" draw:style-name="gr1" draw:text-style-name="P18" svg:x1="-2.193cm" svg:y1="1.251cm" svg:x2="18.977cm" svg:y2="1.251cm"><text:p/></draw:line></text:p>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line text:anchor-type="paragraph" draw:z-index="4" draw:name="Shape1" draw:style-name="gr1" draw:text-style-name="P18" svg:x1="-2.193cm" svg:y1="0.25cm" svg:x2="18.977cm" svg:y2="0.25cm"><text:p/></draw:line><draw:line text:anchor-type="paragraph" draw:z-index="5" draw:name="Shape1" draw:style-name="gr1" draw:text-style-name="P18" svg:x1="-2.193cm" svg:y1="0.25cm" svg:x2="18.977cm" svg:y2="0.25cm"><text:p/></draw:line></text:p>
      <text:p text:style-name="P1"/>
      <text:p text:style-name="P3">&lt;!DOCTYPE html&gt;<text:tab/><text:tab/><text:tab/><text:tab/><text:tab/><text:tab/><text:span text:style-name="T1">home.html</text:span></text:p>
      <text:p text:style-name="P2">&lt;html&gt;</text:p>
      <text:p text:style-name="P2">&lt;head&gt;</text:p>
      <text:p text:style-name="P2"><text:s text:c="8"/>&lt;title&gt;home&lt;/title&gt;</text:p>
      <text:p text:style-name="P2"><text:s text:c="8"/>&lt;link rel="stylesheet" type="text/css" href="home.css"&gt;</text:p>
      <text:p text:style-name="P2"><text:s text:c="8"/>&lt;link href="https://fonts.googleapis.com/css?family=Architects+Daughter" rel="stylesheet"&gt;</text:p>
      <text:p text:style-name="P2"><text:s text:c="8"/>&lt;link href="https://fonts.googleapis.com/css?family=Righteous" rel="stylesheet"&gt; &lt;/head&gt;</text:p>
      <text:p text:style-name="P2">&lt;body&gt;</text:p>
      <text:p text:style-name="P2"/>
      <text:p text:style-name="P2">&lt;img src="paint8.jpg" alt="paintings are awesome" <text:s/>width="300" height="450" style="position:fixed; bottom:20px; left:70px;"&gt;</text:p>
      <text:p text:style-name="P2"/>
      <text:p text:style-name="P2">&lt;h1&gt;Paintings&lt;/h1&gt;</text:p>
      <text:p text:style-name="P2">&lt;div class="vertical"&gt;</text:p>
      <text:p text:style-name="P2"><text:s text:c="16"/>&lt;a href="expt4.html" class="home"&gt;Home&lt;/a&gt;</text:p>
      <text:p text:style-name="P2">&lt;/div&gt;</text:p>
      <text:p text:style-name="P2">&lt;img src="paint3.jpg" alt="paintings are awesome" <text:s/>width="599" height="306" style="position:absolute; top:220px; right: 160px;" &gt; </text:p>
      <text:p text:style-name="P2"/>
      <text:p text:style-name="P2">&lt;/body&gt;</text:p>
      <text:p text:style-name="P15">&lt;/html&gt;</text:p>
      <text:p text:style-name="P13"><draw:line text:anchor-type="paragraph" draw:z-index="6" draw:name="Shape1" draw:style-name="gr1" draw:text-style-name="P18" svg:x1="-2.193cm" svg:y1="0.25cm" svg:x2="18.977cm" svg:y2="0.25cm"><text:p/></draw:li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line text:anchor-type="paragraph" draw:z-index="11" draw:name="Shape1" draw:style-name="gr1" draw:text-style-name="P18" svg:x1="-2.193cm" svg:y1="0.25cm" svg:x2="18.977cm" svg:y2="0.25cm"><text:p/></draw:line><text:soft-page-break/></text:p>
      <text:p text:style-name="P3"/>
      <text:p text:style-name="P3"><text:span text:style-name="T9">body{background-image: url(color1.jpg);</text:span><text:tab/><text:tab/><text:tab/><text:span text:style-name="T3">home.css</text:span></text:p>
      <text:p text:style-name="Preformatted_20_Text"><text:s text:c="4"/><text:span text:style-name="T10"><text:s text:c="3"/>background-size: 1380px 680px;</text:span></text:p>
      <text:p text:style-name="P9"><text:s text:c="10"/>background-repeat:no-repeat;</text:p>
      <text:p text:style-name="P9"><text:s text:c="10"/>border-radius:25px;</text:p>
      <text:p text:style-name="P9"><text:s text:c="10"/>box-shadow: 1px 2px 4px rgba(0, 0, 0, .5);</text:p>
      <text:p text:style-name="P9"><text:s text:c="10"/>border: 18px solid transparent;</text:p>
      <text:p text:style-name="P9"><text:s text:c="10"/>border-image: url(back9.jpg) 30 stretch;}</text:p>
      <text:p text:style-name="Preformatted_20_Text"/>
      <text:p text:style-name="P9">img<text:span text:style-name="T12">{</text:span> border-radius:25px;</text:p>
      <text:p text:style-name="P9"><text:s text:c="9"/>box-shadow: 1px 2px 4px rgba(0, 0, 0, .5);</text:p>
      <text:p text:style-name="P9"><text:s text:c="9"/>border: 18px solid transparent;</text:p>
      <text:p text:style-name="P9"><text:s text:c="9"/>border-image: url(back9.jpg) 30 stretch;}</text:p>
      <text:p text:style-name="Preformatted_20_Text"/>
      <text:p text:style-name="P9">h1{font-family: 'Architects Daughter', cursive;</text:p>
      <text:p text:style-name="P9"><text:s text:c="6"/>text-align: center;</text:p>
      <text:p text:style-name="P9"><text:s text:c="6"/>color: white;</text:p>
      <text:p text:style-name="P9"><text:s text:c="6"/>font-size: 30px;}</text:p>
      <text:p text:style-name="Preformatted_20_Text"/>
      <text:p text:style-name="P9">.vertical{ width: 200px;</text:p>
      <text:p text:style-name="P9"><text:s text:c="16"/>position: fixed; top:80px; right: 70px;</text:p>
      <text:p text:style-name="P9"><text:s text:c="16"/>border-radius:25px;</text:p>
      <text:p text:style-name="P9"><text:s text:c="16"/>box-shadow: 1px 2px 4px rgba(0, 0, 0, .5);</text:p>
      <text:p text:style-name="P9"><text:s text:c="16"/>border: 18px solid transparent;</text:p>
      <text:p text:style-name="P9"><text:s text:c="16"/>border-image: url(back9.jpg) 30 stretch;}</text:p>
      <text:p text:style-name="Preformatted_20_Text"/>
      <text:p text:style-name="P9">.vertical a{ background-color: #eee;</text:p>
      <text:p text:style-name="P9"><text:s text:c="18"/>color: black;</text:p>
      <text:p text:style-name="P9"><text:s text:c="19"/>display: block;</text:p>
      <text:p text:style-name="P9"><text:s text:c="19"/>padding: 10px;</text:p>
      <text:p text:style-name="P9"><text:s text:c="19"/>text-decoration: none;</text:p>
      <text:p text:style-name="P9"><text:s text:c="19"/>font-family: 'Righteous', cursive;</text:p>
      <text:p text:style-name="P9"><text:s text:c="19"/>font-size: 35px;</text:p>
      <text:p text:style-name="P9"><text:s text:c="19"/>text-align: center;}</text:p>
      <text:p text:style-name="P9"/>
      <text:p text:style-name="P9">.vertical a:hover{ background-color: #ccc;}</text:p>
      <text:p text:style-name="P9"/>
      <text:p text:style-name="P9">.vertical a.home{ background-color:#F08080 ;</text:p>
      <text:p text:style-name="P17"><text:s text:c="36"/>color: white;}</text:p>
      <text:p text:style-name="P17"/>
      <text:p text:style-name="P13"><draw:line text:anchor-type="paragraph" draw:z-index="7" draw:name="Shape1" draw:style-name="gr1" draw:text-style-name="P18" svg:x1="-2.193cm" svg:y1="0.25cm" svg:x2="18.977cm" svg:y2="0.25cm"><text:p/></draw:line></text:p>
      <text:p text:style-name="P5"/>
      <text:p text:style-name="P5"/>
      <text:p text:style-name="P5"/>
      <text:p text:style-name="P5"><draw:line text:anchor-type="paragraph" draw:z-index="12" draw:name="Shape1" draw:style-name="gr1" draw:text-style-name="P18" svg:x1="-2.193cm" svg:y1="0.25cm" svg:x2="18.977cm" svg:y2="0.25cm"><text:p/></draw:line><text:soft-page-break/></text:p>
      <text:p text:style-name="P5">&lt;!DOCTYPE html&gt;<text:tab/><text:tab/><text:tab/><text:tab/><text:span text:style-name="T1">about_colors.html</text:span></text:p>
      <text:p text:style-name="P4">&lt;html&gt;</text:p>
      <text:p text:style-name="P4">&lt;head&gt;</text:p>
      <text:p text:style-name="P4"><text:s text:c="8"/>&lt;title&gt;about_colors&lt;/title&gt;</text:p>
      <text:p text:style-name="P4"><text:s text:c="8"/>&lt;link href="https://fonts.googleapis.com/css?family=Righteous" rel="stylesheet"&gt; </text:p>
      <text:p text:style-name="P4"><text:s text:c="8"/>&lt;link href="https://fonts.googleapis.com/css?family=Architects+Daughter" rel="stylesheet"&gt; </text:p>
      <text:p text:style-name="P4"><text:s text:c="8"/>&lt;link href="https://fonts.googleapis.com/css?family=Rochester" rel="stylesheet"&gt; </text:p>
      <text:p text:style-name="P4"><text:s text:c="8"/>&lt;link rel="stylesheet" type="text/css" href="about_colors.css"&gt;</text:p>
      <text:p text:style-name="P4">&lt;/head&gt;</text:p>
      <text:p text:style-name="P4">&lt;body&gt;</text:p>
      <text:p text:style-name="P4">&lt;div class="vertical"&gt;</text:p>
      <text:p text:style-name="P4"><text:s text:c="16"/>&lt;a href="expt4.html" class="home"&gt;Home&lt;/a&gt;</text:p>
      <text:p text:style-name="P4">&lt;/div&gt;</text:p>
      <text:p text:style-name="P4">&lt;h1&gt;What are Color Codes?&lt;/h1&gt;</text:p>
      <text:p text:style-name="P4">&lt;p&gt;Web colors are colors used in displaying web pages, and the methods for describing and specifying those colors. Colors may be specified as an RGB triplet or in hexadecimal format (a hex triplet). They may also be specified according to their common English names in some cases. Often a color tool or other graphics software is used to generate color values. In some uses, hexadecimal color codes are specified with notation using a leading number sign . A color is specified according to the intensity of its red, green and blue components, each represented by eight bits. Thus, there are 24 bits used to specify a web color, and 16,777,216 colors that may be so specified.</text:p>
      <text:p text:style-name="P4"/>
      <text:p text:style-name="P4">The first versions of Mosaic and Netscape Navigator used the X11 color names as the basis for their color lists, as both started as X Window System applications. Web colors have an unambiguous colorimetric definition, sRGB, which relates the chromaticities of a particular phosphor set, a given transfer curve, adaptive whitepoint, and viewing conditions.[3] These have been chosen to be similar to many real-world monitors and viewing conditions, so that even without color management rendering is fairly close to the specified values. User agents vary in the fidelity with which they represent the specified colors. More advanced user agents use color management to provide better color fidelity; this is particularly important for Web-to-print applications.&lt;/p&gt;</text:p>
      <text:p text:style-name="P4">&lt;/body&gt;</text:p>
      <text:p text:style-name="P16">&lt;/html&gt;</text:p>
      <text:p text:style-name="P16"><draw:line text:anchor-type="paragraph" draw:z-index="13" draw:name="Shape1" draw:style-name="gr1" draw:text-style-name="P18" svg:x1="-2.193cm" svg:y1="0.25cm" svg:x2="18.977cm" svg:y2="0.25cm"><text:p/></draw:line></text:p>
      <text:p text:style-name="P16"/>
      <text:p text:style-name="P13"/>
      <text:p text:style-name="P13"><text:soft-page-break/></text:p>
      <text:p text:style-name="P13"/>
      <text:p text:style-name="P13"><draw:line text:anchor-type="paragraph" draw:z-index="8" draw:name="Shape1" draw:style-name="gr1" draw:text-style-name="P18" svg:x1="-2.193cm" svg:y1="0.25cm" svg:x2="18.977cm" svg:y2="0.25cm"><text:p/></draw:line></text:p>
      <text:p text:style-name="P16">&lt;!DOCTYPE html&gt;<text:tab/><text:tab/><text:tab/><text:tab/><text:span text:style-name="T1">hexadecimal_codes.html</text:span></text:p>
      <text:p text:style-name="P4">&lt;html&gt;</text:p>
      <text:p text:style-name="P4">&lt;head&gt;</text:p>
      <text:p text:style-name="P4"><text:s text:c="8"/>&lt;title&gt;Hexadecimal_codes&lt;/title&gt;</text:p>
      <text:p text:style-name="P4"><text:s text:c="8"/>&lt;link href="https://fonts.googleapis.com/css?family=Righteous" rel="stylesheet"&gt; </text:p>
      <text:p text:style-name="P4"><text:s text:c="8"/>&lt;link href="https://fonts.googleapis.com/css?family=Architects+Daughter" rel="stylesheet"&gt; </text:p>
      <text:p text:style-name="P4"><text:s text:c="8"/>&lt;link href="https://fonts.googleapis.com/css?family=Rochester" rel="stylesheet"&gt; </text:p>
      <text:p text:style-name="P4"><text:s text:c="8"/>&lt;link rel="stylesheet" type="text/css" href="about_colors.css"&gt;</text:p>
      <text:p text:style-name="P4">&lt;/head&gt;</text:p>
      <text:p text:style-name="P4">&lt;body&gt;</text:p>
      <text:p text:style-name="P4"/>
      <text:p text:style-name="P4">&lt;div class="vertical"&gt;</text:p>
      <text:p text:style-name="P4"><text:s text:c="16"/>&lt;a href="expt4.html" class="home"&gt;Home&lt;/a&gt;</text:p>
      <text:p text:style-name="P4">&lt;/div&gt;</text:p>
      <text:p text:style-name="P4"/>
      <text:p text:style-name="P4">&lt;h1&gt;Major Hexadecimal Color Codes&lt;/h1&gt;</text:p>
      <text:p text:style-name="P4"/>
      <text:p text:style-name="P4">&lt;center&gt;&lt;p&gt;&lt;u&gt;Hex triplet&lt;/u&gt;&lt;&lt;/p&gt;&lt;/center&gt;</text:p>
      <text:p text:style-name="P4"/>
      <text:p text:style-name="P4">&lt;p&gt;A hex triplet is a six-digit, three-byte hexadecimal number used in HTML, CSS, SVG, and other computing applications to represent colors. The bytes represent the red, green and blue components of the color. One byte represents a number in the range 00 to FF (in hexadecimal notation), or 0 to 255 in decimal notation. This represents the least (0) to the most (255) intensity of each of the color components. Thus web colors specify colors in the True Color (24-bit RGB) color scheme. The hex triplet is formed by concatenating three bytes in hexadecimal notation, in the following order:&lt;/p&gt;</text:p>
      <text:p text:style-name="P4">&lt;pre&gt;&lt;p&gt;</text:p>
      <text:p text:style-name="P4"><text:s text:c="4"/>Byte 1: red value (color type red)</text:p>
      <text:p text:style-name="P4"><text:s text:c="4"/>Byte 2: green value (color type green)</text:p>
      <text:p text:style-name="P4"><text:s text:c="4"/>Byte 3: blue value (color type blue) &lt;/p&gt;&lt;/pre&gt;&lt;br&gt;&lt;br&gt;</text:p>
      <text:p text:style-name="P4"/>
      <text:p text:style-name="P4">&lt;p&gt;For example, consider the color where the red/green/blue values are decimal numbers: red=36, green=104, blue=160 (a grayish-blue color). The decimal numbers 36, 104 and 160 are equivalent to the hexadecimal numbers 24, 68 and A0 respectively. The hex triplet is obtained by concatenating the 6 hexadecimal digits together, 2468A0 in this example.&lt;br&gt;</text:p>
      <text:p text:style-name="P4"><text:soft-page-break/></text:p>
      <text:p text:style-name="P4">If any one of the three color values is less than 16 (hex) or 10 (decimal), it must be represented with a leading zero so that the triplet always has exactly six digits. For example, the decimal triplet 4, 8, 16 would be represented by the hex digits 04, 08, 10, forming the hex triplet 040810.&lt;br&gt;</text:p>
      <text:p text:style-name="P4"/>
      <text:p text:style-name="P4">The number of colors that can be represented by this system is 2563 or 224 or 166 = 16,777,216. &lt;br&gt;&lt;br&gt;</text:p>
      <text:p text:style-name="P4">&lt;u&gt;Shorthand hexadecimal form&lt;/u&gt;&lt;br&gt;&lt;/p&gt;</text:p>
      <text:p text:style-name="P4"/>
      <text:p text:style-name="P4">&lt;p&gt;An abbreviated, three (hexadecimal)-digit form is used.[4] Expanding this form to the six-digit form is as simple as doubling each digit: 09C becomes 0099CC as presented on the following CSS example:&lt;/p&gt;</text:p>
      <text:p text:style-name="P4"/>
      <text:p text:style-name="P4">&lt;pre&gt;&lt;p&gt;.threedigit { color: #09C; <text:s text:c="3"/>}</text:p>
      <text:p text:style-name="P4">.sixdigit <text:s text:c="2"/>{ color: #0099CC; } &lt;/p&gt;&lt;/pre&gt;&lt;br&gt;&lt;br&gt;&lt;br&gt;&lt;br&gt;</text:p>
      <text:p text:style-name="P4"/>
      <text:p text:style-name="P4">&lt;p&gt;The three-digit form is described in the CSS specification, not in HTML. As a result, the three-digit form in an attribute other than "style" is not interpreted as a valid color in some browsers.&lt;br&gt;</text:p>
      <text:p text:style-name="P4"/>
      <text:p text:style-name="P4">This shorthand form reduces the palette to 4,096 colors, equivalent of 12-bit color as opposed to 24-bit color using the whole six-digit form (16,777,216 colors), this limitation is sufficient for many text based documents.&lt;br&gt;&lt;br&gt;</text:p>
      <text:p text:style-name="P4">&lt;u&gt;Converting RGB to hexadecimal&lt;/u&gt;</text:p>
      <text:p text:style-name="P4">&lt;br&gt;&lt;br&gt;</text:p>
      <text:p text:style-name="P4"/>
      <text:p text:style-name="Preformatted_20_Text"><text:span text:style-name="T6">RGB values are usually given in the 0–255 range; if they are in the 0–1 range, the values are multiplied by 255 before conversion. This number divided by sixteen (integer division; ignoring any remainder) gives us the first hexadecimal digit (between 0 and F, where the letters A to F represent the numbers ten to fifteen. See hexadecimal for more details). The remainder gives us the second hexadecimal digit. For instance the RGB value 201 divides into twelve groups of sixteen, thus the first digit is C. A remainder of nine gives</text:span> <text:span text:style-name="T6">us the hexadecimal number C9. This process is repeated for each of the three color values.&lt;br&gt;&lt;br&gt;&lt;br&gt;&lt;br&gt;</text:span></text:p>
      <text:p text:style-name="P4"/>
      <text:p text:style-name="P4">&lt;/p&gt;</text:p>
      <text:p text:style-name="P4"/>
      <text:p text:style-name="P4">&lt;h1 id="chart"&gt;&lt;b&gt;COLOR CODE CHART&lt;/b&gt;</text:p>
      <text:p text:style-name="P4">&lt;/h1&gt;&lt;br&gt;&lt;br&gt;&lt;br&gt;</text:p>
      <text:p text:style-name="P4">&lt;img src="color_code.png" alt="Loading...." style="width:941px;height:418px;" &gt;</text:p>
      <text:p text:style-name="P4">&lt;/body&gt;</text:p>
      <text:p text:style-name="P16">&lt;/html&gt;</text:p>
      <text:p text:style-name="P13"><draw:line text:anchor-type="paragraph" draw:z-index="9" draw:name="Shape1" draw:style-name="gr1" draw:text-style-name="P18" svg:x1="-2.193cm" svg:y1="0.25cm" svg:x2="18.977cm" svg:y2="0.25cm"><text:p/></draw:line></text:p>
      <text:p text:style-name="P11"/>
      <text:p text:style-name="P11"><draw:line text:anchor-type="paragraph" draw:z-index="14" draw:name="Shape1" draw:style-name="gr1" draw:text-style-name="P18" svg:x1="-2.193cm" svg:y1="0.25cm" svg:x2="18.977cm" svg:y2="0.25cm"><text:p/></draw:line><text:soft-page-break/></text:p>
      <text:p text:style-name="P11">body{background-image: url(image1.jpg); <text:s text:c="8"/><text:span text:style-name="T7">about_colors.css</text:span></text:p>
      <text:p text:style-name="P9"><text:s text:c="9"/>background-size: 1380px 680px;</text:p>
      <text:p text:style-name="P9"><text:s text:c="9"/>background-repeat:repeat-y;</text:p>
      <text:p text:style-name="P9"><text:s text:c="9"/>border-radius:25px;</text:p>
      <text:p text:style-name="P9"><text:s text:c="9"/>box-shadow: 1px 2px 4px rgba(0, 0, 0, .5);</text:p>
      <text:p text:style-name="P9"><text:s text:c="9"/>border: 18px solid transparent;</text:p>
      <text:p text:style-name="P9"><text:s text:c="9"/>border-image: url(back9.jpg) 30 stretch;}</text:p>
      <text:p text:style-name="P9"/>
      <text:p text:style-name="P9">.vertical{ width: 130px;</text:p>
      <text:p text:style-name="P9"><text:s text:c="16"/>position: fixed; top:80px; right: 45px;</text:p>
      <text:p text:style-name="P9"><text:s text:c="16"/>border-radius:25px;</text:p>
      <text:p text:style-name="P9"><text:s text:c="16"/>box-shadow: 1px 2px 4px rgba(0, 0, 0, .5);</text:p>
      <text:p text:style-name="P9"><text:s text:c="16"/>border: 18px solid transparent;</text:p>
      <text:p text:style-name="P9"><text:s text:c="16"/>border-image: url(back9.jpg) 30 stretch;</text:p>
      <text:p text:style-name="P9"><text:s text:c="11"/>}</text:p>
      <text:p text:style-name="P9"/>
      <text:p text:style-name="P9">.vertical a{ background-color: #eee;</text:p>
      <text:p text:style-name="P9"><text:s text:c="18"/>color: black;</text:p>
      <text:p text:style-name="P9"><text:s text:c="18"/>display: block;</text:p>
      <text:p text:style-name="P9"><text:s text:c="18"/>padding: 10px;</text:p>
      <text:p text:style-name="P9"><text:s text:c="18"/>text-decoration: none;</text:p>
      <text:p text:style-name="P9"><text:s text:c="18"/>font-family: 'Righteous', cursive;</text:p>
      <text:p text:style-name="P9"><text:s text:c="18"/><text:span text:style-name="T13">f</text:span>ont-size: 25px;</text:p>
      <text:p text:style-name="P9"><text:s text:c="19"/>text-align: center;</text:p>
      <text:p text:style-name="P9"><text:s text:c="25"/>}</text:p>
      <text:p text:style-name="P9"/>
      <text:p text:style-name="P9">.vertical a:hover{ background-color: #ccc;}</text:p>
      <text:p text:style-name="P9"/>
      <text:p text:style-name="P9">.vertical a.home{ background-color:#F08080 ;</text:p>
      <text:p text:style-name="P9"><text:s text:c="36"/>color: white;}</text:p>
      <text:p text:style-name="P9"/>
      <text:p text:style-name="P9"/>
      <text:p text:style-name="P9">h1{font-family: 'Architects Daughter', cursive;</text:p>
      <text:p text:style-name="P9"><text:s text:c="4"/>text-align: center;</text:p>
      <text:p text:style-name="P9"><text:s text:c="4"/>color: white;</text:p>
      <text:p text:style-name="P9"><text:s text:c="4"/>font-size: 34px;}</text:p>
      <text:p text:style-name="P9"/>
      <text:p text:style-name="P9">p{word-wrap: break-word;</text:p>
      <text:p text:style-name="P9"><text:s text:c="2"/>width: 36em;</text:p>
      <text:p text:style-name="P9"><text:s text:c="2"/>font-family: 'Rochester', cursive;</text:p>
      <text:p text:style-name="P9"><text:s text:c="2"/>color: white;</text:p>
      <text:p text:style-name="P9"><text:s text:c="2"/>font-size: 29px;</text:p>
      <text:p text:style-name="P9"><text:s text:c="2"/>}</text:p>
      <text:p text:style-name="P9"/>
      <text:p text:style-name="P9"/>
      <text:p text:style-name="P9"><text:soft-page-break/><text:s/>img{</text:p>
      <text:p text:style-name="P9"><text:s text:c="8"/>border-radius:25px;</text:p>
      <text:p text:style-name="P9"><text:s text:c="8"/>box-shadow: 1px 2px 4px rgba(0, 0, 0, .5);</text:p>
      <text:p text:style-name="P9"><text:s text:c="8"/>border: 18px solid transparent;</text:p>
      <text:p text:style-name="P9"><text:s text:c="8"/>border-image: url(back9.jpg) 30 stretch;</text:p>
      <text:p text:style-name="P9"><text:s text:c="8"/>position:relative;</text:p>
      <text:p text:style-name="P9"><text:s text:c="8"/>left: 150px;</text:p>
      <text:p text:style-name="P9"><text:s text:c="8"/>bottom: 40px;</text:p>
      <text:p text:style-name="P17">}</text:p>
      <text:p text:style-name="P17"/>
      <text:p text:style-name="P13"><draw:line text:anchor-type="paragraph" draw:z-index="10" draw:name="Shape1" draw:style-name="gr1" draw:text-style-name="P18" svg:x1="-2.193cm" svg:y1="0.25cm" svg:x2="18.977cm" svg:y2="0.25cm"><text:p/></draw:li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ato Medium" svg:font-family="'Lato Medium'"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20:05:59.760075803</meta:creation-date>
    <dc:date>2017-03-24T20:48:25.085385983</dc:date>
    <meta:editing-duration>PT42M10S</meta:editing-duration>
    <meta:editing-cycles>37</meta:editing-cycles>
    <meta:generator>LibreOffice/5.1.4.2$Linux_X86_64 LibreOffice_project/10m0$Build-2</meta:generator>
    <meta:document-statistic meta:table-count="0" meta:image-count="0" meta:object-count="0" meta:page-count="10" meta:paragraph-count="220" meta:word-count="1357" meta:character-count="12198" meta:non-whitespace-character-count="9792"/>
  </office:meta>
</office:document-meta>
</file>